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00f" officeooo:paragraph-rsid="000d00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oking for the most amazing and delicious poached eggs? This simple dish consists of perfectly firm egg whites and oozy, golden egg yolk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4:08:41.061377740</meta:creation-date>
    <dc:date>2024-01-22T14:11:46.717829069</dc:date>
    <meta:editing-duration>PT3M6S</meta:editing-duration>
    <meta:editing-cycles>1</meta:editing-cycles>
    <meta:document-statistic meta:table-count="0" meta:image-count="0" meta:object-count="0" meta:page-count="1" meta:paragraph-count="1" meta:word-count="23" meta:character-count="139" meta:non-whitespace-character-count="117"/>
    <meta:generator>LibreOffice/7.3.7.2$Linux_X86_64 LibreOffice_project/30$Build-2</meta:generator>
  </office:meta>
</office:document-meta>
</file>